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tract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st Subarray Length K</text:p>
          </table:table-cell>
          <table:table-cell office:value-type="string" calcext:value-type="string">
            <text:p>https://leetcode.com/problems/largest-subarray-length-k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6]/[.E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ree of an Array</text:p>
          </table:table-cell>
          <table:table-cell office:value-type="string" calcext:value-type="string">
            <text:p>https://leetcode.com/problems/degree-of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5:25:12.66619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5:40:18.983286775</meta:creation-date>
    <dc:date>2021-01-17T15:25:43.367997053</dc:date>
    <meta:editing-duration>P3DT8H34M49S</meta:editing-duration>
    <meta:editing-cycles>128</meta:editing-cycles>
    <meta:generator>LibreOffice/6.4.6.2$Linux_X86_64 LibreOffice_project/40$Build-2</meta:generator>
    <meta:document-statistic meta:table-count="1" meta:cell-count="578" meta:object-count="0"/>
  </office:meta>
</office:document-meta>
</file>